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text-properties officeooo:paragraph-rsid="0011e707"/>
    </style:style>
    <style:style style:name="P2" style:family="paragraph" style:parent-style-name="Text_20_body" style:list-style-name="L2"/>
    <style:style style:name="P3" style:family="paragraph" style:parent-style-name="Text_20_body" style:list-style-name="L2">
      <style:text-properties officeooo:rsid="00186379" officeooo:paragraph-rsid="00186379"/>
    </style:style>
    <style:style style:name="P4" style:family="paragraph" style:parent-style-name="Text_20_body" style:list-style-name="L2">
      <style:text-properties officeooo:rsid="001ca66b" officeooo:paragraph-rsid="001ca66b"/>
    </style:style>
    <style:style style:name="P5" style:family="paragraph" style:parent-style-name="Text_20_body" style:list-style-name="L2">
      <style:text-properties officeooo:rsid="00364123" officeooo:paragraph-rsid="00364123"/>
    </style:style>
    <style:style style:name="P6" style:family="paragraph" style:parent-style-name="Text_20_body" style:list-style-name="L2">
      <style:text-properties officeooo:rsid="003b2161" officeooo:paragraph-rsid="003b2161"/>
    </style:style>
    <style:style style:name="T1" style:family="text">
      <style:text-properties officeooo:rsid="0011e707"/>
    </style:style>
    <style:style style:name="T2" style:family="text">
      <style:text-properties officeooo:rsid="0017db5f"/>
    </style:style>
    <style:style style:name="T3" style:family="text">
      <style:text-properties officeooo:rsid="0019d6cc"/>
    </style:style>
    <style:style style:name="T4" style:family="text">
      <style:text-properties officeooo:rsid="001c6a62"/>
    </style:style>
    <style:style style:name="T5" style:family="text">
      <style:text-properties officeooo:rsid="001dcf0b"/>
    </style:style>
    <style:style style:name="T6" style:family="text">
      <style:text-properties officeooo:rsid="001fbdf3"/>
    </style:style>
    <style:style style:name="T7" style:family="text">
      <style:text-properties officeooo:rsid="0023508d"/>
    </style:style>
    <style:style style:name="T8" style:family="text">
      <style:text-properties officeooo:rsid="00260288"/>
    </style:style>
    <style:style style:name="T9" style:family="text">
      <style:text-properties officeooo:rsid="00294761"/>
    </style:style>
    <style:style style:name="T10" style:family="text">
      <style:text-properties officeooo:rsid="0029476b"/>
    </style:style>
    <style:style style:name="T11" style:family="text">
      <style:text-properties officeooo:rsid="0029e062"/>
    </style:style>
    <style:style style:name="T12" style:family="text">
      <style:text-properties officeooo:rsid="002ba14f"/>
    </style:style>
    <style:style style:name="T13" style:family="text">
      <style:text-properties officeooo:rsid="003212a9"/>
    </style:style>
    <style:style style:name="T14" style:family="text">
      <style:text-properties officeooo:rsid="00332284"/>
    </style:style>
    <style:style style:name="T15" style:family="text">
      <style:text-properties officeooo:rsid="003e2e2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en-GNT-33397"/>1 <text:span text:style-name="T1">Peter 1:1-</text:span><text:span text:style-name="T2">13</text:span></text:h>
      <text:list xml:id="list226169641" text:style-name="L1">
        <text:list-item>
          <text:p text:style-name="P1">From Peter, apostle of Jesus Christ—To God's chosen people who live as refugees scattered throughout the provinces of Pontus, Galatia, Cappadocia, Asia, and Bithynia. You were chosen according to the purpose of God the Father and were made a holy people by his Spirit, to obey Jesus Christ and be purified by his blood. May grace and peace be yours in full measure.</text:p>
        </text:list-item>
      </text:list>
      <text:h text:style-name="Heading_20_2" text:outline-level="2"><text:bookmark text:name="en-GNT-33399"/>A Living Hope <text:span text:style-name="T1">(3-12)</text:span></text:h>
      <text:list xml:id="list1036948059" text:style-name="L2">
        <text:list-item>
          <text:p text:style-name="P2">Let us give thanks to the God and Father of our Lord Jesus Christ! Because of his great mercy he gave us new life by raising Jesus Christ from death. This fills us with a living hope, and so we look forward to possessing the rich blessings that God keeps for his people. He keeps them for you in heaven, where they cannot decay or spoil or fade away. They are for you, who through faith are kept safe by God's power for the salvation which is ready to be revealed at the end of time. Be glad about this, even though it may now be necessary for you to be sad for a while because of the many kinds of trials you suffer. Their purpose is to prove that your faith is genuine. Even gold, which can be destroyed, is tested by fire; and so your faith, which is much more precious than gold, must also be tested, so that it may endure. Then you will receive praise and glory and honor on the Day when Jesus Christ is revealed. You love him, although you have not seen him, and you believe in him, although you do not now see him. So you rejoice with a great and glorious joy which words cannot express, because you are receiving the salvation of your souls, which is the purpose of your faith in him.<text:bookmark text:name="en-GNT-33406"/> It was concerning this salvation that the prophets made careful search and investigation, and they prophesied about this gift which God would give you. <text:bookmark text:name="en-GNT-33407"/>They tried to find out when the time would be and how it would come. This was the time to which Christ's Spirit in them was pointing, in predicting the sufferings that Christ would have to endure and the glory that would follow. <text:bookmark text:name="en-GNT-33408"/>God revealed to these prophets that their work was not for their own benefit, but for yours, as they spoke about those things which you have now heard from the messengers who announced the Good News by the power of the Holy Spirit sent from heaven. These are things which even the angels would like to understand.</text:p>
        </text:list-item>
        <text:list-item>
          <text:p text:style-name="P3">I sometimes have a tendency to put Christ as the bigger picture and God kinda fades in the background, this chapter them reminded me that God is the bigger picture and Christ is God’s instrument for our salvation. <text:span text:style-name="T3">God raised Christ, hence we have a living hope, </text:span><text:span text:style-name="T4">because of this we look forward to possess the rich blessings that God keeps for us in heaven were they don’t spoil or fade. </text:span><text:span text:style-name="T7">We see what God has done for us through Jesus Christ.</text:span></text:p>
        </text:list-item>
        <text:list-item>
          <text:p text:style-name="P4"><text:span text:style-name="T8">We receive our salvation through faith in Christ Jesus. This</text:span> faith will be tested <text:span text:style-name="T5">by the many trials we’</text:span><text:span text:style-name="T8">ll</text:span><text:span text:style-name="T5"> suffer</text:span> so as to prove it’<text:span text:style-name="T6">s</text:span> genuine<text:span text:style-name="T6">ness</text:span>, hence we should be glad about it all <text:span text:style-name="T10">and endure</text:span> <text:span text:style-name="T9">instead of being crushed by it. </text:span><text:span text:style-name="T11">In the end we’</text:span><text:span text:style-name="T12">ll</text:span><text:span text:style-name="T11"> receive </text:span><text:span text:style-name="T13">praise, glory and honour whe</text:span><text:span text:style-name="T14">n Christ</text:span><text:span text:style-name="T13"> is revealed.</text:span></text:p>
        </text:list-item>
        <text:list-item>
          <text:p text:style-name="P5">We haven’t seen and we’re not seeing Christ, yet we love and believe in him. This fills us with inexpressible joy for it brings salvation to our souls.</text:p>
        </text:list-item>
        <text:list-item>
          <text:p text:style-name="P6">These events of Christ coming, suffering and dying for our sins had been prophesied by the prophets <text:span text:style-name="T15">and they came to fruition.</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10:36:00.868191344</meta:creation-date>
    <dc:date>2022-04-25T07:10:33.839302670</dc:date>
    <meta:editing-duration>PT1H8M17S</meta:editing-duration>
    <meta:editing-cycles>26</meta:editing-cycles>
    <meta:generator>LibreOffice/6.4.7.2$Linux_X86_64 LibreOffice_project/40$Build-2</meta:generator>
    <meta:document-statistic meta:table-count="0" meta:image-count="0" meta:object-count="0" meta:page-count="1" meta:paragraph-count="8" meta:word-count="621" meta:character-count="3310" meta:non-whitespace-character-count="2704"/>
  </office:meta>
</office:document-meta>
</file>